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/>
          <table:table-cell table:style-name="ce2" office:value-type="string" calcext:value-type="string">
            <text:p>R-format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SLT</text:p>
          </table:table-cell>
          <table:table-cell table:style-name="ce2" office:value-type="string" calcext:value-type="string">
            <text:p>BEQ</text:p>
          </table:table-cell>
          <table:table-cell table:style-name="ce2" office:value-type="string" calcext:value-type="string">
            <text:p>Jump</text:p>
          </table:table-cell>
          <table:table-cell table:style-name="ce2" office:value-type="string" calcext:value-type="string">
            <text:p>ADDI</text:p>
          </table:table-cell>
          <table:table-cell table:style-name="ce2" office:value-type="string" calcext:value-type="string">
            <text:p>SLTI</text:p>
          </table:table-cell>
          <table:table-cell table:style-name="ce2" office:value-type="string" calcext:value-type="string">
            <text:p>BNE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string" calcext:value-type="string">
            <text:p>JR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egD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ranch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ump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emRea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emtoRe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LUOp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LUOp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emWrit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LUSr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egWrit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r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al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eq 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4:57:41.6747038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5-05-07T22:27:17</meta:creation-date>
    <dc:date>2015-05-16T15:42:13.807088046</dc:date>
    <meta:generator>LibreOffice/4.3.6.2$Linux_X86_64 LibreOffice_project/430$Build-2</meta:generator>
    <dc:creator>Acácia Terra</dc:creator>
    <meta:editing-duration>PT1M17S</meta:editing-duration>
    <meta:editing-cycles>1</meta:editing-cycles>
    <meta:document-statistic meta:table-count="3" meta:cell-count="16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